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otted" svg:stroke-width="0.159cm" svg:stroke-color="#666666" draw:marker-start-width="0.438cm" draw:marker-end-width="0.438cm" svg:stroke-opacity="50%" draw:fill="solid" draw:fill-color="#666666" draw:opacity="50%" draw:textarea-horizontal-align="justify" draw:textarea-vertical-align="middle" draw:auto-grow-height="false" fo:min-height="4.888cm" fo:min-width="2.997cm" fo:padding-top="0.178cm" fo:padding-bottom="0.178cm" fo:padding-left="0.303cm" fo:padding-right="0.303cm"/>
    </style:style>
    <style:style style:name="gr2" style:family="graphic" style:parent-style-name="standard">
      <style:graphic-properties draw:stroke="solid" draw:stroke-dash="Fine_20_Dotted" svg:stroke-width="0.159cm" svg:stroke-color="#000000" draw:marker-start-width="0.438cm" draw:marker-end-width="0.438cm" draw:fill="solid" draw:fill-color="#dddddd" draw:textarea-horizontal-align="justify" draw:textarea-vertical-align="middle" draw:auto-grow-height="false" fo:min-height="4.888cm" fo:min-width="2.997cm" fo:padding-top="0.205cm" fo:padding-bottom="0.205cm" fo:padding-left="0.33cm" fo:padding-right="0.33cm"/>
    </style:style>
    <style:style style:name="gr3" style:family="graphic" style:parent-style-name="standard">
      <style:graphic-properties draw:stroke="solid" draw:stroke-dash="Fine_20_Dotted" svg:stroke-width="0.159cm" svg:stroke-color="#000000" draw:marker-start-width="0.438cm" draw:marker-end-width="0.438cm" draw:fill-color="#ffffff" draw:textarea-horizontal-align="justify" draw:textarea-vertical-align="middle" draw:auto-grow-height="false" fo:min-height="4.888cm" fo:min-width="2.997cm" fo:padding-top="0.205cm" fo:padding-bottom="0.205cm" fo:padding-left="0.33cm" fo:padding-right="0.33cm"/>
    </style:style>
    <style:style style:name="gr4" style:family="graphic" style:parent-style-name="standard">
      <style:graphic-properties svg:stroke-width="0.106cm" svg:stroke-color="#333333" draw:fill="solid" draw:fill-color="#333333" draw:textarea-horizontal-align="justify" draw:textarea-vertical-align="middle" draw:auto-grow-height="false" fo:min-height="0.342cm" fo:min-width="0cm" fo:padding-top="0.179cm" fo:padding-bottom="0.179cm" fo:padding-left="0.304cm" fo:padding-right="0.304cm"/>
    </style:style>
    <style:style style:name="gr5" style:family="graphic" style:parent-style-name="standard">
      <style:graphic-properties svg:stroke-width="0.106cm" svg:stroke-color="#333333" draw:fill="solid" draw:fill-color="#333333" draw:textarea-horizontal-align="justify" draw:textarea-vertical-align="middle" draw:auto-grow-height="false" fo:min-height="0.344cm" fo:min-width="0cm" fo:padding-top="0.179cm" fo:padding-bottom="0.179cm" fo:padding-left="0.304cm" fo:padding-right="0.304cm"/>
    </style:style>
    <style:style style:name="gr6" style:family="graphic" style:parent-style-name="standard">
      <style:graphic-properties svg:stroke-width="0.106cm" svg:stroke-color="#b2b2b2" draw:marker-start-width="0.358cm" draw:marker-end-width="0.358cm" draw:fill="solid" draw:fill-color="#b2b2b2" draw:textarea-horizontal-align="justify" draw:textarea-vertical-align="middle" draw:auto-grow-height="false" fo:min-height="1.64cm" fo:min-width="0.929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b2b2b2" draw:marker-start-width="0.358cm" draw:marker-end-width="0.358cm" draw:fill="solid" draw:fill-color="#b2b2b2" draw:textarea-horizontal-align="justify" draw:textarea-vertical-align="middle" draw:auto-grow-height="false" fo:min-height="0.064cm" fo:min-width="1.411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b2b2b2" draw:marker-start-width="0.358cm" draw:marker-end-width="0.358cm" draw:fill="solid" draw:fill-color="#b2b2b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9" style:family="graphic" style:parent-style-name="standard">
      <style:graphic-properties svg:stroke-width="0.159cm" svg:stroke-color="#000000" draw:marker-start-width="0.437cm" draw:marker-end-width="0.437cm" draw:fill="solid" draw:fill-color="#ffffff" draw:textarea-horizontal-align="justify" draw:textarea-vertical-align="middle" draw:auto-grow-height="false" fo:min-height="1.588cm" fo:min-width="0.876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-width="0.437cm" draw:marker-end-width="0.437cm" draw:fill="solid" draw:fill-color="#ffffff" draw:textarea-horizontal-align="justify" draw:textarea-vertical-align="middle" draw:auto-grow-height="false" fo:min-height="0.011cm" fo:min-width="1.359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000000" draw:marker-start-width="0.437cm" draw:marker-end-width="0.437cm" draw:fill="solid" draw:fill-color="#ffffff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12" style:family="graphic" style:parent-style-name="standard">
      <style:graphic-properties svg:stroke-width="0.106cm" svg:stroke-color="#b2b2b2" draw:fill="solid" draw:fill-color="#b2b2b2" draw:textarea-horizontal-align="justify" draw:textarea-vertical-align="middle" draw:auto-grow-height="false" fo:min-height="0.802cm" fo:min-width="0cm" fo:padding-top="0.179cm" fo:padding-bottom="0.179cm" fo:padding-left="0.304cm" fo:padding-right="0.304cm"/>
    </style:style>
    <style:style style:name="gr13" style:family="graphic" style:parent-style-name="standard">
      <style:graphic-properties draw:stroke="solid" svg:stroke-width="0.106cm" svg:stroke-color="#b2b2b2" draw:marker-start-width="0.358cm" draw:marker-end-width="0.358cm" draw:fill="solid" draw:fill-color="#b2b2b2" draw:textarea-horizontal-align="justify" draw:textarea-vertical-align="middle" draw:auto-grow-height="false" fo:min-height="2.031cm" fo:min-width="1.459cm" fo:padding-top="0.178cm" fo:padding-bottom="0.178cm" fo:padding-left="0.303cm" fo:padding-right="0.303cm"/>
    </style:style>
    <style:style style:name="gr14" style:family="graphic" style:parent-style-name="standard">
      <style:graphic-properties draw:stroke="solid" svg:stroke-width="0.106cm" svg:stroke-color="#b2b2b2" draw:marker-start-width="0.358cm" draw:marker-end-width="0.358cm" draw:fill="solid" draw:fill-color="#b2b2b2" draw:textarea-horizontal-align="justify" draw:textarea-vertical-align="middle" draw:auto-grow-height="false" fo:min-height="1.136cm" fo:min-width="1.976cm" fo:padding-top="0.178cm" fo:padding-bottom="0.178cm" fo:padding-left="0.303cm" fo:padding-right="0.303cm"/>
    </style:style>
    <style:style style:name="gr15" style:family="graphic" style:parent-style-name="standard">
      <style:graphic-properties draw:stroke="solid" svg:stroke-width="0.159cm" svg:stroke-color="#000000" draw:marker-start-width="0.437cm" draw:marker-end-width="0.437cm" draw:fill="solid" draw:fill-color="#ffffff" draw:textarea-horizontal-align="justify" draw:textarea-vertical-align="middle" draw:auto-grow-height="false" fo:min-height="1.978cm" fo:min-width="1.407cm" fo:padding-top="0.204cm" fo:padding-bottom="0.204cm" fo:padding-left="0.329cm" fo:padding-right="0.329cm"/>
    </style:style>
    <style:style style:name="gr16" style:family="graphic" style:parent-style-name="standard">
      <style:graphic-properties draw:stroke="solid" svg:stroke-width="0.159cm" svg:stroke-color="#000000" draw:marker-start-width="0.437cm" draw:marker-end-width="0.437cm" draw:fill="solid" draw:fill-color="#b2b2b2" draw:textarea-horizontal-align="justify" draw:textarea-vertical-align="middle" draw:auto-grow-height="false" fo:min-height="1.136cm" fo:min-width="1.976cm" fo:padding-top="0.204cm" fo:padding-bottom="0.204cm" fo:padding-left="0.329cm" fo:padding-right="0.329cm"/>
    </style:style>
    <style:style style:name="gr17" style:family="graphic" style:parent-style-name="standard">
      <style:graphic-properties draw:stroke="none" draw:stroke-dash="Fine_20_Dotted" svg:stroke-width="0.106cm" svg:stroke-color="#666666" draw:marker-start-width="0.359cm" draw:marker-end-width="0.359cm" svg:stroke-opacity="50%" draw:fill="solid" draw:fill-color="#666666" draw:opacity="50%" draw:textarea-horizontal-align="justify" draw:textarea-vertical-align="middle" draw:auto-grow-height="false" fo:min-height="4.888cm" fo:min-width="2.997cm" fo:padding-top="0.178cm" fo:padding-bottom="0.178cm" fo:padding-left="0.303cm" fo:padding-right="0.303cm"/>
    </style:style>
    <style:style style:name="gr18" style:family="graphic" style:parent-style-name="standard">
      <style:graphic-properties draw:stroke="solid" draw:stroke-dash="Fine_20_Dotted" svg:stroke-width="0.106cm" svg:stroke-color="#000000" draw:marker-start-width="0.359cm" draw:marker-end-width="0.359cm" draw:fill-color="#ffffff" draw:textarea-horizontal-align="justify" draw:textarea-vertical-align="middle" draw:auto-grow-height="false" fo:min-height="4.888cm" fo:min-width="2.997cm" fo:padding-top="0.179cm" fo:padding-bottom="0.179cm" fo:padding-left="0.304cm" fo:padding-right="0.304cm"/>
    </style:style>
    <style:style style:name="gr19" style:family="graphic" style:parent-style-name="standard">
      <style:graphic-properties svg:stroke-width="0.106cm" svg:stroke-color="#333333" draw:fill="solid" draw:fill-color="#333333" draw:textarea-horizontal-align="justify" draw:textarea-vertical-align="middle" draw:auto-grow-height="false" fo:min-height="0.051cm" fo:min-width="0cm" fo:padding-top="0.179cm" fo:padding-bottom="0.179cm" fo:padding-left="0.304cm" fo:padding-right="0.304cm"/>
    </style:style>
    <style:style style:name="gr20" style:family="graphic" style:parent-style-name="standard">
      <style:graphic-properties svg:stroke-width="0.106cm" svg:stroke-color="#333333" draw:fill="solid" draw:fill-color="#333333" draw:textarea-horizontal-align="justify" draw:textarea-vertical-align="middle" draw:auto-grow-height="false" fo:min-height="0.065cm" fo:min-width="0cm" fo:padding-top="0.179cm" fo:padding-bottom="0.179cm" fo:padding-left="0.304cm" fo:padding-right="0.304cm"/>
    </style:style>
    <style:style style:name="gr21" style:family="graphic" style:parent-style-name="standard">
      <style:graphic-properties draw:stroke="solid" svg:stroke-width="0.212cm" svg:stroke-color="#b2b2b2" draw:marker-start-width="0.516cm" draw:marker-end-width="0.516cm" draw:fill="solid" draw:fill-color="#b2b2b2" draw:textarea-horizontal-align="justify" draw:textarea-vertical-align="middle" draw:auto-grow-height="false" fo:min-height="6.025cm" fo:min-width="4.74cm" fo:padding-top="0.229cm" fo:padding-bottom="0.229cm" fo:padding-left="0.354cm" fo:padding-right="0.354cm"/>
    </style:style>
    <style:style style:name="gr22" style:family="graphic" style:parent-style-name="standard">
      <style:graphic-properties draw:stroke="solid" svg:stroke-width="0.212cm" svg:stroke-color="#b2b2b2" draw:marker-start-width="0.516cm" draw:marker-end-width="0.516cm" draw:fill="solid" draw:fill-color="#b2b2b2" draw:textarea-horizontal-align="justify" draw:textarea-vertical-align="middle" draw:auto-grow-height="false" fo:min-height="1.136cm" fo:min-width="1.976cm" fo:padding-top="0.229cm" fo:padding-bottom="0.229cm" fo:padding-left="0.354cm" fo:padding-right="0.354cm"/>
    </style:style>
    <style:style style:name="gr23" style:family="graphic" style:parent-style-name="standard">
      <style:graphic-properties draw:stroke="solid" svg:stroke-width="0.282cm" svg:stroke-color="#000000" draw:marker-start-width="0.62cm" draw:marker-end-width="0.62cm" draw:fill="solid" draw:fill-color="#f0f0f0" draw:textarea-horizontal-align="justify" draw:textarea-vertical-align="middle" draw:auto-grow-height="false" fo:min-height="5.847cm" fo:min-width="4.74cm" fo:padding-top="0.263cm" fo:padding-bottom="0.263cm" fo:padding-left="0.388cm" fo:padding-right="0.388cm"/>
    </style:style>
    <style:style style:name="gr24" style:family="graphic" style:parent-style-name="standard">
      <style:graphic-properties draw:stroke="solid" svg:stroke-width="0.282cm" svg:stroke-color="#000000" draw:marker-start-width="0.62cm" draw:marker-end-width="0.62cm" draw:fill="solid" draw:fill-color="#b2b2b2" draw:textarea-horizontal-align="justify" draw:textarea-vertical-align="middle" draw:auto-grow-height="false" fo:min-height="1.136cm" fo:min-width="1.976cm" fo:padding-top="0.263cm" fo:padding-bottom="0.263cm" fo:padding-left="0.388cm" fo:padding-right="0.388cm"/>
    </style:style>
    <style:style style:name="gr25" style:family="graphic" style:parent-style-name="standard">
      <style:graphic-properties draw:stroke="solid" draw:stroke-dash="Fine_20_Dotted" svg:stroke-width="0.159cm" svg:stroke-color="#000000" draw:marker-start-width="0.438cm" draw:marker-end-width="0.438cm" draw:fill-color="#ffffff" draw:textarea-horizontal-align="justify" draw:textarea-vertical-align="middle" draw:auto-grow-height="false" fo:min-height="4.888cm" fo:min-width="2.997cm" fo:padding-top="0.204cm" fo:padding-bottom="0.204cm" fo:padding-left="0.329cm" fo:padding-right="0.329cm"/>
    </style:style>
    <style:style style:name="gr26" style:family="graphic" style:parent-style-name="standard">
      <style:graphic-properties svg:stroke-color="#ffffff" draw:fill="solid" draw:fill-color="#666666" draw:textarea-horizontal-align="justify" draw:textarea-vertical-align="middle" draw:auto-grow-height="false" fo:min-height="0cm" fo:min-width="0.402cm"/>
    </style:style>
    <style:style style:name="gr27" style:family="graphic" style:parent-style-name="standard">
      <style:graphic-properties svg:stroke-color="#ffffff" draw:fill="solid" draw:fill-color="#666666" draw:textarea-horizontal-align="justify" draw:textarea-vertical-align="middle" draw:auto-grow-height="false" fo:min-height="0cm" fo:min-width="0.988cm"/>
    </style:style>
    <style:style style:name="gr28" style:family="graphic" style:parent-style-name="standard">
      <style:graphic-properties draw:stroke="none" svg:stroke-color="#ff9900" draw:fill="solid" draw:fill-color="#00cc33" draw:textarea-horizontal-align="justify" draw:textarea-vertical-align="middle" draw:auto-grow-height="false" fo:min-height="0.186cm" fo:min-width="0cm"/>
    </style:style>
    <style:style style:name="gr29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263cm" fo:min-width="0.031cm"/>
    </style:style>
    <style:style style:name="gr30" style:family="graphic" style:parent-style-name="standard">
      <style:graphic-properties draw:stroke="none" svg:stroke-color="#ffff66" draw:fill="solid" draw:fill-color="#ff0000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draw:stroke-dash="Fine_20_Dotted" svg:stroke-width="0.159cm" svg:stroke-color="#666666" draw:marker-start-width="0.439cm" draw:marker-end-width="0.439cm" svg:stroke-opacity="50%" draw:fill="solid" draw:fill-color="#666666" draw:opacity="50%" draw:textarea-horizontal-align="justify" draw:textarea-vertical-align="middle" draw:auto-grow-height="false" fo:min-height="4.888cm" fo:min-width="2.997cm" fo:padding-top="0.178cm" fo:padding-bottom="0.178cm" fo:padding-left="0.303cm" fo:padding-right="0.303cm"/>
    </style:style>
    <style:style style:name="gr32" style:family="graphic" style:parent-style-name="standard">
      <style:graphic-properties draw:stroke="solid" draw:stroke-dash="Fine_20_Dotted" svg:stroke-width="0.159cm" svg:stroke-color="#000000" draw:marker-start-width="0.439cm" draw:marker-end-width="0.439cm" draw:fill-color="#ffffff" draw:textarea-horizontal-align="justify" draw:textarea-vertical-align="middle" draw:auto-grow-height="false" fo:min-height="4.888cm" fo:min-width="2.997cm" fo:padding-top="0.205cm" fo:padding-bottom="0.205cm" fo:padding-left="0.33cm" fo:padding-right="0.33cm"/>
    </style:style>
    <style:style style:name="gr33" style:family="graphic" style:parent-style-name="standard">
      <style:graphic-properties svg:stroke-width="0.159cm" svg:stroke-color="#dddddd" draw:marker-start-width="0.439cm" draw:marker-end-width="0.439cm" draw:fill="solid" draw:fill-color="#dddddd" draw:textarea-horizontal-align="justify" draw:textarea-vertical-align="middle" draw:auto-grow-height="false" fo:min-height="0cm" fo:min-width="1.404cm" fo:padding-top="0.205cm" fo:padding-bottom="0.205cm" fo:padding-left="0.33cm" fo:padding-right="0.33cm"/>
    </style:style>
    <style:style style:name="gr34" style:family="graphic" style:parent-style-name="standard">
      <style:graphic-properties svg:stroke-width="0.159cm" svg:stroke-color="#000000" draw:marker-start-width="0.439cm" draw:marker-end-width="0.439cm" draw:fill-color="#ffffff" draw:textarea-horizontal-align="justify" draw:textarea-vertical-align="middle" draw:auto-grow-height="false" fo:min-height="0cm" fo:min-width="1.404cm" fo:padding-top="0.205cm" fo:padding-bottom="0.205cm" fo:padding-left="0.33cm" fo:padding-right="0.33cm"/>
    </style:style>
    <style:style style:name="gr35" style:family="graphic" style:parent-style-name="standard">
      <style:graphic-properties draw:stroke="solid" svg:stroke-width="0.159cm" svg:stroke-color="#b2b2b2" draw:marker-start-width="0.438cm" draw:marker-end-width="0.438cm" draw:fill-color="#b2b2b2" draw:textarea-horizontal-align="justify" draw:textarea-vertical-align="middle" draw:auto-grow-height="false" fo:min-height="1.71cm" fo:min-width="2.34cm" fo:padding-top="0.204cm" fo:padding-bottom="0.204cm" fo:padding-left="0.329cm" fo:padding-right="0.329cm"/>
    </style:style>
    <style:style style:name="gr36" style:family="graphic" style:parent-style-name="standard">
      <style:graphic-properties draw:stroke="solid" svg:stroke-width="0.159cm" svg:stroke-color="#000000" draw:marker-start-width="0.438cm" draw:marker-end-width="0.438cm" draw:fill-color="#dddddd" draw:textarea-horizontal-align="justify" draw:textarea-vertical-align="middle" draw:auto-grow-height="false" fo:min-height="1.71cm" fo:min-width="2.34cm" fo:padding-top="0.204cm" fo:padding-bottom="0.204cm" fo:padding-left="0.329cm" fo:padding-right="0.329cm"/>
    </style:style>
    <style:style style:name="gr37" style:family="graphic" style:parent-style-name="standard">
      <style:graphic-properties svg:stroke-width="0.106cm" svg:stroke-color="#333333" draw:fill="solid" draw:fill-color="#333333" draw:textarea-horizontal-align="justify" draw:textarea-vertical-align="middle" draw:auto-grow-height="false" fo:min-height="0.04cm" fo:min-width="0cm" fo:padding-top="0.179cm" fo:padding-bottom="0.179cm" fo:padding-left="0.304cm" fo:padding-right="0.304cm"/>
    </style:style>
    <style:style style:name="gr38" style:family="graphic" style:parent-style-name="standard">
      <style:graphic-properties svg:stroke-width="0.106cm" svg:stroke-color="#333333" draw:fill="solid" draw:fill-color="#333333" draw:textarea-horizontal-align="justify" draw:textarea-vertical-align="middle" draw:auto-grow-height="false" fo:min-height="0.041cm" fo:min-width="0cm" fo:padding-top="0.179cm" fo:padding-bottom="0.179cm" fo:padding-left="0.304cm" fo:padding-right="0.304cm"/>
    </style:style>
    <style:style style:name="gr39" style:family="graphic" style:parent-style-name="standard">
      <style:graphic-properties draw:stroke="solid" svg:stroke-width="0.159cm" svg:stroke-color="#000000" draw:marker-start-width="0.438cm" draw:marker-end-width="0.438cm" draw:fill-color="#ffffff" draw:textarea-horizontal-align="justify" draw:textarea-vertical-align="middle" draw:auto-grow-height="false" fo:min-height="1.552cm" fo:min-width="2.182cm" fo:padding-top="0.204cm" fo:padding-bottom="0.204cm" fo:padding-left="0.329cm" fo:padding-right="0.329cm"/>
    </style:style>
    <style:style style:name="gr40" style:family="graphic" style:parent-style-name="standard">
      <style:graphic-properties draw:stroke="solid" svg:stroke-width="0.159cm" svg:stroke-color="#b2b2b2" draw:marker-start-width="0.438cm" draw:marker-end-width="0.438cm" draw:fill-color="#ffffff" draw:textarea-horizontal-align="justify" draw:textarea-vertical-align="middle" draw:auto-grow-height="false" fo:min-height="1.71cm" fo:min-width="2.34cm" fo:padding-top="0.204cm" fo:padding-bottom="0.204cm" fo:padding-left="0.329cm" fo:padding-right="0.329cm"/>
    </style:style>
    <style:style style:name="gr41" style:family="graphic" style:parent-style-name="standard">
      <style:graphic-properties draw:stroke="solid" svg:stroke-width="0.159cm" svg:stroke-color="#000000" draw:marker-start-width="0.438cm" draw:marker-end-width="0.438cm" draw:fill-color="#ffffff" draw:textarea-horizontal-align="justify" draw:textarea-vertical-align="middle" draw:auto-grow-height="false" fo:min-height="1.71cm" fo:min-width="2.34cm" fo:padding-top="0.204cm" fo:padding-bottom="0.204cm" fo:padding-left="0.329cm" fo:padding-right="0.329cm"/>
    </style:style>
    <style:style style:name="gr42" style:family="graphic" style:parent-style-name="standard">
      <style:graphic-properties draw:stroke="none" draw:stroke-dash="Fine_20_Dotted" svg:stroke-width="0.106cm" svg:stroke-color="#666666" draw:marker-start-width="0.359cm" draw:marker-end-width="0.359cm" svg:stroke-opacity="50%" draw:fill="solid" draw:fill-color="#ffffff" draw:opacity="50%" draw:textarea-horizontal-align="justify" draw:textarea-vertical-align="middle" draw:auto-grow-height="false" fo:min-height="4.888cm" fo:min-width="2.997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0.252cm" fo:padding-top="0.178cm" fo:padding-bottom="0.178cm" fo:padding-left="0.303cm" fo:padding-right="0.303cm"/>
    </style:style>
    <style:style style:name="gr44" style:family="graphic" style:parent-style-name="standard">
      <style:graphic-properties draw:stroke="none" svg:stroke-color="#000000" draw:fill="none" draw:fill-color="#ffffff" fo:min-height="2.37cm"/>
    </style:style>
    <style:style style:name="gr45" style:family="graphic" style:parent-style-name="standard">
      <style:graphic-properties draw:stroke="solid" draw:stroke-dash="Fine_20_Dotted" svg:stroke-width="0.159cm" svg:stroke-color="#b2b2b2" draw:marker-start-width="0.439cm" draw:marker-end-width="0.439cm" draw:fill-color="#b2b2b2" draw:textarea-horizontal-align="justify" draw:textarea-vertical-align="middle" draw:auto-grow-height="false" fo:min-height="4.888cm" fo:min-width="2.997cm" fo:padding-top="0.205cm" fo:padding-bottom="0.205cm" fo:padding-left="0.33cm" fo:padding-right="0.33cm"/>
    </style:style>
    <style:style style:name="gr4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04cm" fo:min-width="0.551cm" fo:padding-top="0.178cm" fo:padding-bottom="0.178cm" fo:padding-left="0.303cm" fo:padding-right="0.303cm"/>
    </style:style>
    <style:style style:name="gr4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04cm" fo:min-width="0.283cm" fo:padding-top="0.178cm" fo:padding-bottom="0.178cm" fo:padding-left="0.303cm" fo:padding-right="0.303cm"/>
    </style:style>
    <style:style style:name="gr48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552cm" fo:min-width="0.818cm" fo:padding-top="0.178cm" fo:padding-bottom="0.178cm" fo:padding-left="0.303cm" fo:padding-right="0.303cm"/>
    </style:style>
    <style:style style:name="gr50" style:family="graphic" style:parent-style-name="standard">
      <style:graphic-properties svg:stroke-width="0.106cm" svg:stroke-color="#808080" draw:marker-start-width="0.359cm" draw:marker-end-width="0.359cm" draw:fill-color="#808080" draw:textarea-horizontal-align="justify" draw:textarea-vertical-align="middle" draw:auto-grow-height="false" fo:min-height="0cm" fo:min-width="0.436cm" fo:padding-top="0.178cm" fo:padding-bottom="0.178cm" fo:padding-left="0.303cm" fo:padding-right="0.303cm"/>
    </style:style>
    <style:style style:name="gr51" style:family="graphic" style:parent-style-name="standard">
      <style:graphic-properties svg:stroke-width="0.159cm" svg:stroke-color="#b2b2b2" draw:marker-start-width="0.438cm" draw:marker-end-width="0.438cm" draw:fill-color="#b2b2b2" draw:textarea-horizontal-align="justify" draw:textarea-vertical-align="middle" draw:auto-grow-height="false" fo:min-height="0cm" fo:min-width="0.42cm" fo:padding-top="0.204cm" fo:padding-bottom="0.204cm" fo:padding-left="0.329cm" fo:padding-right="0.329cm"/>
    </style:style>
    <style:style style:name="gr52" style:family="graphic" style:parent-style-name="standard">
      <style:graphic-properties svg:stroke-width="0.159cm" svg:stroke-color="#b2b2b2" draw:marker-start-width="0.438cm" draw:marker-end-width="0.438cm" draw:fill-color="#b2b2b2" draw:textarea-horizontal-align="justify" draw:textarea-vertical-align="middle" draw:auto-grow-height="false" fo:min-height="1.411cm" fo:min-width="0cm" fo:padding-top="0.204cm" fo:padding-bottom="0.204cm" fo:padding-left="0.329cm" fo:padding-right="0.329cm"/>
    </style:style>
    <style:style style:name="gr53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0cm" fo:min-width="0.417cm" fo:padding-top="0.204cm" fo:padding-bottom="0.204cm" fo:padding-left="0.329cm" fo:padding-right="0.329cm"/>
    </style:style>
    <style:style style:name="gr54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1.409cm" fo:min-width="0cm" fo:padding-top="0.204cm" fo:padding-bottom="0.204cm" fo:padding-left="0.329cm" fo:padding-right="0.329cm"/>
    </style:style>
    <style:style style:name="gr55" style:family="graphic" style:parent-style-name="standard">
      <style:graphic-properties svg:stroke-width="0.159cm" svg:stroke-color="#b2b2b2" draw:marker-start-width="0.438cm" draw:marker-end-width="0.438cm" draw:fill-color="#b2b2b2" draw:textarea-horizontal-align="justify" draw:textarea-vertical-align="middle" draw:auto-grow-height="false" fo:min-height="1.319cm" fo:min-width="0cm" fo:padding-top="0.204cm" fo:padding-bottom="0.204cm" fo:padding-left="0.329cm" fo:padding-right="0.329cm"/>
    </style:style>
    <style:style style:name="gr56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1.318cm" fo:min-width="0cm" fo:padding-top="0.204cm" fo:padding-bottom="0.204cm" fo:padding-left="0.329cm" fo:padding-right="0.329cm"/>
    </style:style>
    <style:style style:name="gr57" style:family="graphic" style:parent-style-name="standard">
      <style:graphic-properties svg:stroke-width="0.159cm" svg:stroke-color="#b2b2b2" draw:marker-start-width="0.438cm" draw:marker-end-width="0.438cm" draw:fill-color="#b2b2b2" draw:textarea-horizontal-align="justify" draw:textarea-vertical-align="middle" draw:auto-grow-height="false" fo:min-height="1.37cm" fo:min-width="0.636cm" fo:padding-top="0.204cm" fo:padding-bottom="0.204cm" fo:padding-left="0.329cm" fo:padding-right="0.329cm"/>
    </style:style>
    <style:style style:name="gr58" style:family="graphic" style:parent-style-name="standard">
      <style:graphic-properties svg:stroke-width="0.159cm" svg:stroke-color="#b2b2b2" draw:marker-start-width="0.438cm" draw:marker-end-width="0.438cm" draw:fill-color="#b2b2b2" draw:textarea-horizontal-align="justify" draw:textarea-vertical-align="middle" draw:auto-grow-height="false" fo:min-height="1.552cm" fo:min-width="0.772cm" fo:padding-top="0.204cm" fo:padding-bottom="0.204cm" fo:padding-left="0.329cm" fo:padding-right="0.329cm"/>
    </style:style>
    <style:style style:name="gr59" style:family="graphic" style:parent-style-name="standard">
      <style:graphic-properties svg:stroke-color="#b2b2b2" draw:fill-color="#b2b2b2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.37cm" fo:min-width="0.635cm" fo:padding-top="0.204cm" fo:padding-bottom="0.204cm" fo:padding-left="0.329cm" fo:padding-right="0.329cm"/>
    </style:style>
    <style:style style:name="gr61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1.552cm" fo:min-width="0.772cm" fo:padding-top="0.204cm" fo:padding-bottom="0.204cm" fo:padding-left="0.329cm" fo:padding-right="0.329cm"/>
    </style:style>
    <style:style style:name="gr62" style:family="graphic" style:parent-style-name="standard">
      <style:graphic-properties svg:stroke-color="#eeeeee" draw:fill-color="#ffffff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width="0.106cm" svg:stroke-color="#b2b2b2" draw:marker-start-width="0.359cm" draw:marker-end-width="0.359cm" draw:fill-color="#b2b2b2" draw:textarea-horizontal-align="justify" draw:textarea-vertical-align="middle" draw:auto-grow-height="false" fo:min-height="0cm" fo:min-width="0.17cm" fo:padding-top="0.178cm" fo:padding-bottom="0.178cm" fo:padding-left="0.303cm" fo:padding-right="0.303cm"/>
    </style:style>
    <style:style style:name="gr6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0.17cm" fo:padding-top="0.178cm" fo:padding-bottom="0.178cm" fo:padding-left="0.303cm" fo:padding-right="0.303cm"/>
    </style:style>
    <style:style style:name="gr65" style:family="graphic" style:parent-style-name="standard">
      <style:graphic-properties svg:stroke-width="0.159cm" svg:stroke-color="#b2b2b2" draw:marker-start-width="0.438cm" draw:marker-end-width="0.438cm" draw:fill-color="#b2b2b2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66" style:family="graphic" style:parent-style-name="standard">
      <style:graphic-properties svg:stroke-width="0.159cm" svg:stroke-color="#b2b2b2" draw:marker-start-width="0.438cm" draw:marker-end-width="0.438cm" draw:fill-color="#b2b2b2" draw:textarea-horizontal-align="justify" draw:textarea-vertical-align="middle" draw:auto-grow-height="false" fo:min-height="0.639cm" fo:min-width="0cm" fo:padding-top="0.204cm" fo:padding-bottom="0.204cm" fo:padding-left="0.329cm" fo:padding-right="0.329cm"/>
    </style:style>
    <style:style style:name="gr67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0cm" fo:min-width="0cm" fo:padding-top="0.204cm" fo:padding-bottom="0.204cm" fo:padding-left="0.329cm" fo:padding-right="0.329cm"/>
    </style:style>
    <style:style style:name="gr68" style:family="graphic" style:parent-style-name="standard">
      <style:graphic-properties svg:stroke-width="0.159cm" svg:stroke-color="#000000" draw:marker-start-width="0.438cm" draw:marker-end-width="0.438cm" draw:fill-color="#000000" draw:textarea-horizontal-align="justify" draw:textarea-vertical-align="middle" draw:auto-grow-height="false" fo:min-height="0.638cm" fo:min-width="0cm" fo:padding-top="0.204cm" fo:padding-bottom="0.204cm" fo:padding-left="0.329cm" fo:padding-right="0.329cm"/>
    </style:style>
    <style:style style:name="P1" style:family="paragraph">
      <loext:graphic-properties draw:fill="solid" draw:fill-color="#666666" draw:opacity="50%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333333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0f0f0"/>
      <style:paragraph-properties fo:text-align="center"/>
    </style:style>
    <style:style style:name="P8" style:family="paragraph">
      <loext:graphic-properties draw:fill="solid" draw:fill-color="#666666"/>
      <style:paragraph-properties fo:text-align="center"/>
    </style:style>
    <style:style style:name="P9" style:family="paragraph">
      <loext:graphic-properties draw:fill="solid" draw:fill-color="#00cc33"/>
      <style:paragraph-properties fo:text-align="center"/>
    </style:style>
    <style:style style:name="P10" style:family="paragraph">
      <loext:graphic-properties draw:fill="solid" draw:fill-color="#0000ff"/>
      <style:paragraph-properties fo:text-align="center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solid" draw:fill-color="#ffffff" draw:opacity="50%"/>
      <style:paragraph-properties fo:text-align="center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-color="#808080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polygon draw:style-name="gr1" draw:text-style-name="P1" draw:layer="layout" svg:width="1.644cm" svg:height="2.239cm" svg:x="3.036cm" svg:y="12.33cm" svg:viewBox="0 0 1645 2240" draw:points="0,2240 0,5 1048,0 1645,435 1645,2240">
              <text:p/>
            </draw:polygon>
            <draw:polygon draw:style-name="gr2" draw:text-style-name="P2" draw:layer="layout" svg:width="1.644cm" svg:height="2.239cm" svg:x="2.9cm" svg:y="12.19cm" svg:viewBox="0 0 1645 2240" draw:points="0,2240 0,5 1048,0 1645,435 1645,2240">
              <text:p/>
            </draw:polygon>
          </draw:g>
          <draw:g>
            <draw:polygon draw:style-name="gr1" draw:text-style-name="P1" draw:layer="layout" svg:width="1.644cm" svg:height="2.239cm" svg:x="3.415cm" svg:y="12.89cm" svg:viewBox="0 0 1645 2240" draw:points="0,2240 0,5 1048,0 1645,435 1645,2240">
              <text:p/>
            </draw:polygon>
            <draw:polygon draw:style-name="gr3" draw:text-style-name="P3" draw:layer="layout" svg:width="1.644cm" svg:height="2.239cm" svg:x="3.275cm" svg:y="12.75cm" svg:viewBox="0 0 1645 2240" draw:points="0,2240 0,5 1048,0 1645,435 1645,2240">
              <text:p/>
            </draw:polygon>
          </draw:g>
          <draw:g>
            <draw:custom-shape draw:style-name="gr4" draw:text-style-name="P4" draw:layer="layout" svg:width="0.094cm" svg:height="0.7cm" svg:x="4.039cm" svg:y="13.55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layout" svg:width="0.095cm" svg:height="0.702cm" draw:transform="rotate (1.5707963267949) translate (3.735cm 13.953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6" draw:text-style-name="P5" draw:layer="layout" svg:width="1.701cm" svg:height="2.162cm" svg:x="10.35cm" svg:y="12.9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5" draw:layer="layout" svg:width="2.061cm" svg:height="0.464cm" svg:x="10.169cm" svg:y="12.8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5" draw:layer="layout" svg:width="0.617cm" svg:height="0.154cm" svg:x="10.891cm" svg:y="12.65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9" draw:text-style-name="P6" draw:layer="layout" svg:width="1.7cm" svg:height="2.162cm" svg:x="10.26cm" svg:y="12.87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2.061cm" svg:height="0.463cm" svg:x="10.08cm" svg:y="12.7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6" draw:layer="layout" svg:width="0.617cm" svg:height="0.155cm" svg:x="10.802cm" svg:y="12.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5" draw:layer="layout" svg:width="0.134cm" svg:height="1.16cm" svg:x="10.64cm" svg:y="13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5" draw:layer="layout" svg:width="0.135cm" svg:height="1.16cm" svg:x="11.043cm" svg:y="13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5" draw:layer="layout" svg:width="0.134cm" svg:height="1.16cm" svg:x="11.447cm" svg:y="13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3" draw:text-style-name="P5" draw:layer="layout" svg:width="2.065cm" svg:height="2.387cm" svg:x="6.635cm" svg:y="12.743cm">
              <text:p/>
              <draw:enhanced-geometry svg:viewBox="0 0 21600 21600" draw:type="rectangle" draw:enhanced-path="M 0 0 L 21600 0 21600 21600 0 21600 0 0 Z N"/>
            </draw:custom-shape>
            <draw:polygon draw:style-name="gr14" draw:text-style-name="P5" draw:layer="layout" svg:width="1.238cm" svg:height="0.691cm" svg:x="7.049cm" svg:y="12.293cm" svg:viewBox="0 0 1239 692" draw:points="0,692 0,246 350,246 350,0 888,0 888,246 1239,246 1239,692">
              <text:p/>
            </draw:polygon>
          </draw:g>
          <draw:g>
            <draw:custom-shape draw:style-name="gr15" draw:text-style-name="P6" draw:layer="layout" svg:width="2.065cm" svg:height="2.386cm" svg:x="6.54cm" svg:y="12.649cm">
              <text:p/>
              <draw:enhanced-geometry svg:viewBox="0 0 21600 21600" draw:type="rectangle" draw:enhanced-path="M 0 0 L 21600 0 21600 21600 0 21600 0 0 Z N"/>
            </draw:custom-shape>
            <draw:polygon draw:style-name="gr16" draw:text-style-name="P5" draw:layer="layout" svg:width="1.238cm" svg:height="0.691cm" svg:x="6.953cm" svg:y="12.2cm" svg:viewBox="0 0 1239 692" draw:points="0,692 0,246 350,246 350,0 888,0 888,246 1239,246 1239,692">
              <text:p/>
            </draw:polygon>
          </draw:g>
          <draw:g>
            <draw:g>
              <draw:polygon draw:style-name="gr17" draw:text-style-name="P1" draw:layer="layout" svg:width="0.981cm" svg:height="1.31cm" svg:x="7.371cm" svg:y="13.459cm" svg:viewBox="0 0 982 1311" draw:points="0,1311 0,3 625,0 982,254 982,1311">
                <text:p/>
              </draw:polygon>
              <draw:polygon draw:style-name="gr18" draw:text-style-name="P3" draw:layer="layout" svg:width="0.981cm" svg:height="1.31cm" svg:x="7.286cm" svg:y="13.377cm" svg:viewBox="0 0 982 1311" draw:points="0,1311 0,3 625,0 982,254 982,1311">
                <text:p/>
              </draw:polygon>
            </draw:g>
            <draw:g>
              <draw:custom-shape draw:style-name="gr19" draw:text-style-name="P4" draw:layer="layout" svg:width="0.057cm" svg:height="0.409cm" svg:x="7.743cm" svg:y="13.847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4" draw:layer="layout" svg:width="0.056cm" svg:height="0.423cm" draw:transform="rotate (1.5707963267949) translate (7.56cm 14.081cm)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21" draw:text-style-name="P5" draw:layer="layout" svg:width="5.344cm" svg:height="6.379cm" svg:x="2.666cm" svg:y="3.511cm">
            <text:p/>
            <draw:enhanced-geometry svg:viewBox="0 0 21600 21600" draw:type="rectangle" draw:enhanced-path="M 0 0 L 21600 0 21600 21600 0 21600 0 0 Z N"/>
          </draw:custom-shape>
          <draw:polygon draw:style-name="gr22" draw:text-style-name="P5" draw:layer="layout" svg:width="3.207cm" svg:height="1.847cm" svg:x="3.734cm" svg:y="2.309cm" svg:viewBox="0 0 3208 1848" draw:points="0,1848 0,657 906,657 906,0 2299,0 2299,657 3208,657 3208,1848">
            <text:p/>
          </draw:polygon>
        </draw:g>
        <draw:g>
          <draw:custom-shape draw:style-name="gr23" draw:text-style-name="P7" draw:layer="layout" svg:width="5.344cm" svg:height="6.379cm" svg:x="2.417cm" svg:y="3.262cm">
            <text:p/>
            <draw:enhanced-geometry svg:viewBox="0 0 21600 21600" draw:type="rectangle" draw:enhanced-path="M 0 0 L 21600 0 21600 21600 0 21600 0 0 Z N"/>
          </draw:custom-shape>
          <draw:polygon draw:style-name="gr24" draw:text-style-name="P5" draw:layer="layout" svg:width="3.207cm" svg:height="1.847cm" svg:x="3.485cm" svg:y="2.06cm" svg:viewBox="0 0 3208 1848" draw:points="0,1848 0,657 906,657 906,0 2299,0 2299,657 3208,657 3208,1848">
            <text:p/>
          </draw:polygon>
        </draw:g>
        <draw:g>
          <draw:polygon draw:style-name="gr17" draw:text-style-name="P1" draw:layer="layout" svg:width="1.862cm" svg:height="2.465cm" svg:x="4.484cm" svg:y="6.024cm" svg:viewBox="0 0 1863 2466" draw:points="0,2466 0,6 1187,0 1863,479 1863,2466">
            <text:p/>
          </draw:polygon>
          <draw:polygon draw:style-name="gr25" draw:text-style-name="P3" draw:layer="layout" svg:width="1.862cm" svg:height="2.465cm" svg:x="4.33cm" svg:y="5.87cm" svg:viewBox="0 0 1863 2466" draw:points="0,2466 0,6 1187,0 1863,479 1863,2466">
            <text:p/>
          </draw:polygon>
          <draw:custom-shape draw:style-name="gr26" draw:text-style-name="P8" draw:layer="layout" svg:width="0.902cm" svg:height="0.154cm" svg:x="4.487cm" svg:y="6.3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1.488cm" svg:height="0.154cm" svg:x="4.487cm" svg:y="6.74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1.488cm" svg:height="0.156cm" svg:x="4.487cm" svg:y="7.05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1.488cm" svg:height="0.155cm" svg:x="4.487cm" svg:y="7.66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8" draw:layer="layout" svg:width="0.902cm" svg:height="0.153cm" svg:x="4.487cm" svg:y="7.361cm">
            <text:p/>
            <draw:enhanced-geometry svg:viewBox="0 0 21600 21600" draw:type="rectangle" draw:enhanced-path="M 0 0 L 21600 0 21600 21600 0 21600 0 0 Z N"/>
          </draw:custom-shape>
          <draw:g>
            <draw:polygon draw:style-name="gr17" draw:text-style-name="P1" draw:layer="layout" svg:width="1.862cm" svg:height="2.465cm" svg:x="5.399cm" svg:y="6.744cm" svg:viewBox="0 0 1863 2466" draw:points="0,2466 0,6 1187,0 1863,479 1863,2466">
              <text:p/>
            </draw:polygon>
            <draw:polygon draw:style-name="gr25" draw:text-style-name="P3" draw:layer="layout" svg:width="1.862cm" svg:height="2.465cm" svg:x="5.24cm" svg:y="6.589cm" svg:viewBox="0 0 1863 2466" draw:points="0,2466 0,6 1187,0 1863,479 1863,2466">
              <text:p/>
            </draw:polygon>
            <draw:custom-shape draw:style-name="gr28" draw:text-style-name="P9" draw:layer="layout" svg:width="0.636cm" svg:height="0.616cm" svg:x="6.246cm" svg:y="7.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0" draw:layer="layout" svg:width="0.531cm" svg:height="0.513cm" svg:x="5.61cm" svg:y="7.15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1" draw:layer="layout" svg:width="0.798cm" svg:height="0.617cm" svg:x="5.503cm" svg:y="7.97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polygon draw:style-name="gr31" draw:text-style-name="P1" draw:layer="layout" svg:width="1.559cm" svg:height="2.168cm" svg:x="13.513cm" svg:y="12.961cm" svg:viewBox="0 0 1560 2169" draw:points="0,2169 0,5 993,0 1560,422 1560,2169">
              <text:p/>
            </draw:polygon>
            <draw:polygon draw:style-name="gr32" draw:text-style-name="P3" draw:layer="layout" svg:width="1.559cm" svg:height="2.168cm" svg:x="13.38cm" svg:y="12.83cm" svg:viewBox="0 0 1560 2169" draw:points="0,2169 0,5 993,0 1560,422 1560,2169">
              <text:p/>
            </draw:polygon>
          </draw:g>
          <draw:g>
            <draw:polygon draw:style-name="gr33" draw:text-style-name="P2" draw:layer="layout" svg:width="1.763cm" svg:height="0.236cm" draw:transform="skewX (-0.204203522483337) rotate (0.741066800396792) translate (14.034570345062cm 14.2199559992795cm)" svg:viewBox="0 0 1764 237" draw:points="366,236 0,111 369,0 1764,0 1761,237">
              <text:p/>
            </draw:polygon>
          </draw:g>
          <draw:g>
            <draw:polygon draw:style-name="gr34" draw:text-style-name="P3" draw:layer="layout" svg:width="1.763cm" svg:height="0.236cm" draw:transform="skewX (-0.204203522483336) rotate (0.741066800396792) translate (14.034570345062cm 14.0666226659462cm)" svg:viewBox="0 0 1764 237" draw:points="366,236 0,111 369,0 1764,0 1761,237">
              <text:p/>
            </draw:polygon>
          </draw:g>
        </draw:g>
        <draw:g>
          <draw:polygon draw:style-name="gr35" draw:text-style-name="P12" draw:layer="layout" svg:width="1.754cm" svg:height="1.196cm" svg:x="16.985cm" svg:y="13.933cm" svg:viewBox="0 0 1755 1197" draw:points="0,1197 0,0 1755,0 1755,1197">
            <text:p/>
          </draw:polygon>
          <draw:polygon draw:style-name="gr36" draw:text-style-name="P13" draw:layer="layout" svg:width="1.754cm" svg:height="1.196cm" svg:x="16.883cm" svg:y="13.831cm" svg:viewBox="0 0 1755 1197" draw:points="0,1197 0,0 1755,0 1755,1197">
            <text:p/>
          </draw:polygon>
          <draw:g>
            <draw:g>
              <draw:polygon draw:style-name="gr17" draw:text-style-name="P1" draw:layer="layout" svg:width="0.93cm" svg:height="1.277cm" svg:x="17.402cm" svg:y="12.99cm" svg:viewBox="0 0 931 1278" draw:points="0,1278 0,3 593,0 931,248 931,1278">
                <text:p/>
              </draw:polygon>
              <draw:polygon draw:style-name="gr18" draw:text-style-name="P3" draw:layer="layout" svg:width="0.93cm" svg:height="1.277cm" svg:x="17.322cm" svg:y="12.91cm" svg:viewBox="0 0 931 1278" draw:points="0,1278 0,3 593,0 931,248 931,1278">
                <text:p/>
              </draw:polygon>
            </draw:g>
            <draw:g>
              <draw:custom-shape draw:style-name="gr37" draw:text-style-name="P4" draw:layer="layout" svg:width="0.054cm" svg:height="0.398cm" svg:x="17.755cm" svg:y="13.267cm">
                <text:p/>
                <draw:enhanced-geometry svg:viewBox="0 0 21600 21600" draw:type="rectangle" draw:enhanced-path="M 0 0 L 21600 0 21600 21600 0 21600 0 0 Z N"/>
              </draw:custom-shape>
              <draw:custom-shape draw:style-name="gr38" draw:text-style-name="P4" draw:layer="layout" svg:width="0.056cm" svg:height="0.399cm" draw:transform="rotate (1.5707963267949) translate (17.583cm 13.494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polygon draw:style-name="gr39" draw:text-style-name="P3" draw:layer="layout" svg:width="2.044cm" svg:height="0.981cm" svg:x="16.58cm" svg:y="14.046cm" svg:viewBox="0 0 2045 982" draw:points="291,982 0,6 1726,0 2045,982">
            <text:p/>
          </draw:polygon>
        </draw:g>
        <draw:g>
          <draw:polygon draw:style-name="gr40" draw:text-style-name="P3" draw:layer="layout" svg:width="1.754cm" svg:height="1.196cm" svg:x="16.895cm" svg:y="17.143cm" svg:viewBox="0 0 1755 1197" draw:points="0,1197 0,0 1755,0 1755,1197">
            <text:p/>
          </draw:polygon>
          <draw:polygon draw:style-name="gr41" draw:text-style-name="P3" draw:layer="layout" svg:width="1.754cm" svg:height="1.196cm" svg:x="16.793cm" svg:y="17.041cm" svg:viewBox="0 0 1755 1197" draw:points="0,1197 0,0 1755,0 1755,1197">
            <text:p/>
          </draw:polygon>
          <draw:g>
            <draw:g>
              <draw:polygon draw:style-name="gr42" draw:text-style-name="P14" draw:layer="layout" svg:width="0.93cm" svg:height="1.277cm" svg:x="17.312cm" svg:y="16.2cm" svg:viewBox="0 0 931 1278" draw:points="0,1278 0,3 593,0 931,248 931,1278">
                <text:p/>
              </draw:polygon>
              <draw:polygon draw:style-name="gr18" draw:text-style-name="P3" draw:layer="layout" svg:width="0.93cm" svg:height="1.277cm" svg:x="17.232cm" svg:y="16.12cm" svg:viewBox="0 0 931 1278" draw:points="0,1278 0,3 593,0 931,248 931,1278">
                <text:p/>
              </draw:polygon>
            </draw:g>
          </draw:g>
          <draw:polygon draw:style-name="gr39" draw:text-style-name="P3" draw:layer="layout" svg:width="2.044cm" svg:height="0.981cm" svg:x="16.49cm" svg:y="17.256cm" svg:viewBox="0 0 2045 982" draw:points="291,982 0,6 1726,0 2045,982">
            <text:p/>
          </draw:polygon>
          <draw:custom-shape draw:style-name="gr43" draw:text-style-name="P3" draw:layer="layout" svg:width="0.98cm" svg:height="0.665cm" svg:x="16.81cm" svg:y="16.2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44" draw:text-style-name="P15" draw:layer="layout" svg:width="9.48cm" svg:height="2.62cm" svg:x="9.79cm" svg:y="2.07cm">
          <draw:text-box>
            <text:p><text:span text:style-name="T1">Clippy Icons Copyright © Tobias Zorn.</text:span></text:p>
            <text:p><text:span text:style-name="T1"/></text:p>
            <text:p><text:span text:style-name="T1">Licensed under </text:span></text:p>
            <text:p><text:span text:style-name="T1">GNU GENERAL PUBLIC LICENSE</text:span></text:p>
          </draw:text-box>
        </draw:frame>
        <draw:g>
          <draw:polygon draw:style-name="gr45" draw:text-style-name="P12" draw:layer="layout" svg:width="2.063cm" svg:height="2.063cm" svg:x="2.996cm" svg:y="16.096cm" svg:viewBox="0 0 2064 2064" draw:points="0,2064 0,7 1714,0 2064,402 2064,2064">
            <text:p/>
          </draw:polygon>
          <draw:g>
            <draw:polygon draw:style-name="gr32" draw:text-style-name="P3" draw:layer="layout" svg:width="2.063cm" svg:height="2.063cm" svg:x="2.9cm" svg:y="16cm" svg:viewBox="0 0 2064 2064" draw:points="0,2064 0,7 1714,0 2064,402 2064,2064">
              <text:p/>
            </draw:polygon>
            <draw:custom-shape draw:style-name="gr46" draw:text-style-name="P3" draw:layer="layout" svg:width="1.157cm" svg:height="0.66cm" svg:x="3.301cm" svg:y="16.0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3" draw:layer="layout" svg:width="0.889cm" svg:height="0.66cm" svg:x="3.569cm" svg:y="16.0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16" draw:layer="layout" svg:width="0.153cm" svg:height="0.344cm" svg:x="4.095cm" svg:y="16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3" draw:layer="layout" svg:width="1.424cm" svg:height="0.908cm" svg:x="3.244cm" svg:y="17.1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7" draw:layer="layout" svg:width="1.042cm" svg:height="0.001cm" svg:x="3.435cm" svg:y="17.4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7" draw:layer="layout" svg:width="1.042cm" svg:height="0.001cm" svg:x="3.435cm" svg:y="17.5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7" draw:layer="layout" svg:width="1.042cm" svg:height="0.001cm" svg:x="3.435cm" svg:y="17.7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51" draw:text-style-name="P12" draw:layer="layout" svg:width="1.078cm" svg:height="0.216cm" draw:transform="rotate (-0.785398163397448) translate (6.936cm 16.7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12" draw:layer="layout" svg:width="0.206cm" svg:height="1.819cm" draw:transform="skewX (-0.00331612557878908) rotate (-0.785398163397449) translate (8.685cm 16.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3" draw:text-style-name="P16" draw:layer="layout" svg:width="1.075cm" svg:height="0.216cm" draw:transform="skewX (0.00471238898038462) rotate (-0.785398163397448) translate (6.823cm 16.6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16" draw:layer="layout" svg:width="0.205cm" svg:height="1.817cm" draw:transform="skewX (-0.000523598775598208) rotate (-0.785398163397449) translate (8.571cm 16.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55" draw:text-style-name="P12" draw:layer="layout" svg:width="0.196cm" svg:height="1.727cm" draw:transform="skewX (-0.00296705972839033) rotate (0.785398163397448) translate (10.6cm 16.45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12" draw:layer="layout" svg:width="0.195cm" svg:height="1.727cm" draw:transform="skewX (0.00174532925199438) rotate (2.35619449019234) translate (10.737cm 17.6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6" draw:text-style-name="P16" draw:layer="layout" svg:width="0.197cm" svg:height="1.726cm" draw:transform="skewX (0.000523598775598306) rotate (0.785398163397448) translate (10.491cm 16.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6" draw:layer="layout" svg:width="0.197cm" svg:height="1.726cm" draw:transform="skewX (0.00122173047639595) rotate (2.35619449019234) translate (10.629cm 17.5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g>
              <draw:custom-shape draw:style-name="gr57" draw:text-style-name="P12" draw:layer="layout" svg:width="1.294cm" svg:height="1.778cm" svg:x="6.065cm" svg:y="19.09cm">
                <text:p/>
                <draw:enhanced-geometry svg:viewBox="0 0 21600 21600" draw:type="rectangle" draw:enhanced-path="M 0 0 L 21600 0 21600 21600 0 21600 0 0 Z N"/>
              </draw:custom-shape>
              <draw:polygon draw:style-name="gr58" draw:text-style-name="P12" draw:layer="layout" svg:width="0.949cm" svg:height="2.159cm" svg:x="6.409cm" svg:y="19.09cm" svg:viewBox="0 0 950 2160" draw:points="9,2160 0,399 950,0 950,1779">
                <text:p/>
              </draw:polygon>
              <draw:custom-shape draw:style-name="gr59" draw:text-style-name="P12" draw:layer="layout" svg:width="0.153cm" svg:height="0.154cm" svg:x="6.545cm" svg:y="20.2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60" draw:text-style-name="P3" draw:layer="layout" svg:width="1.293cm" svg:height="1.778cm" svg:x="5.976cm" svg:y="19.09cm">
                <text:p/>
                <draw:enhanced-geometry svg:viewBox="0 0 21600 21600" draw:type="rectangle" draw:enhanced-path="M 0 0 L 21600 0 21600 21600 0 21600 0 0 Z N"/>
              </draw:custom-shape>
              <draw:polygon draw:style-name="gr61" draw:text-style-name="P16" draw:layer="layout" svg:width="0.949cm" svg:height="2.159cm" svg:x="6.319cm" svg:y="19.09cm" svg:viewBox="0 0 950 2160" draw:points="9,2160 0,399 950,0 950,1779">
                <text:p/>
              </draw:polygon>
              <draw:custom-shape draw:style-name="gr62" draw:text-style-name="P3" draw:layer="layout" svg:width="0.153cm" svg:height="0.154cm" svg:x="6.455cm" svg:y="20.2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63" draw:text-style-name="P12" draw:layer="layout" svg:width="0.886cm" svg:height="0.604cm" svg:x="4.864cm" svg:y="19.91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64" draw:text-style-name="P3" draw:layer="layout" svg:width="0.886cm" svg:height="0.604cm" svg:x="4.772cm" svg:y="19.82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g>
              <draw:custom-shape draw:style-name="gr65" draw:text-style-name="P12" draw:layer="layout" svg:width="0.619cm" svg:height="0.124cm" draw:transform="rotate (-0.785398163397448) translate (3.432cm 20.06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6" draw:text-style-name="P12" draw:layer="layout" svg:width="0.117cm" svg:height="1.047cm" draw:transform="skewX (-0.00191986217719371) rotate (-0.785398163397449) translate (4.435cm 19.77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7" draw:text-style-name="P16" draw:layer="layout" svg:width="0.618cm" svg:height="0.122cm" draw:transform="rotate (-0.785398163397449) translate (3.366cm 20.04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8" draw:text-style-name="P16" draw:layer="layout" svg:width="0.118cm" svg:height="1.046cm" draw:transform="skewX (0.00279252680319097) rotate (-0.785398163397449) translate (4.37cm 19.74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00:40:08.856000000</meta:creation-date>
    <dc:date>2017-10-05T12:22:15.443000000</dc:date>
    <meta:editing-duration>PT1H28M19S</meta:editing-duration>
    <meta:editing-cycles>16</meta:editing-cycles>
    <meta:generator>LibreOffice/5.2.7.2$Windows_x86 LibreOffice_project/2b7f1e640c46ceb28adf43ee075a6e8b8439ed10</meta:generator>
    <meta:document-statistic meta:object-count="131"/>
  </office:meta>
</office:document-meta>
</file>